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/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12"/>
          <table:table-cell table:number-columns-repeated="6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Mean δ(θ) </text:p>
          </table:table-cell>
          <table:covered-table-cell table:style-name="ce3"/>
          <table:covered-table-cell table:number-columns-repeated="5"/>
          <table:table-cell table:number-columns-repeated="4"/>
          <table:table-cell table:style-name="ce6" office:value-type="string" calcext:value-type="string" table:number-columns-spanned="4" table:number-rows-spanned="1">
            <text:p>Mean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40</text:p>
          </table:table-cell>
          <table:covered-table-cell table:style-name="ce1"/>
          <table:covered-table-cell table:number-columns-repeated="2" table:style-name="ce5"/>
          <table:covered-table-cell table:number-columns-repeated="3"/>
          <table:table-cell table:number-columns-repeated="4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9" office:value-type="string" calcext:value-type="string">
            <text:p>E75</text:p>
          </table:table-cell>
          <table:table-cell table:style-name="ce9" office:value-type="string" calcext:value-type="string">
            <text:p>Eventi</text:p>
          </table:table-cell>
          <table:table-cell table:style-name="ce11" office:value-type="string" calcext:value-type="string">
            <text:p>E100</text:p>
          </table:table-cell>
          <table:table-cell table:style-name="ce11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table:style-name="ce5"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9" office:value-type="string" calcext:value-type="string">
            <text:p>E75</text:p>
          </table:table-cell>
          <table:table-cell table:style-name="ce11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5" office:value-type="float" office:value="0.03519" calcext:value-type="float">
            <text:p>0,0351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995" calcext:value-type="float">
            <text:p>0,3995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5358" calcext:value-type="float">
            <text:p>0,535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4176" calcext:value-type="float">
            <text:p>0,4176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6.45" calcext:value-type="float">
            <text:p>46,45</text:p>
          </table:table-cell>
          <table:table-cell table:style-name="ce5" office:value-type="float" office:value="68.81" calcext:value-type="float">
            <text:p>68,81</text:p>
          </table:table-cell>
          <table:table-cell table:style-name="ce5" office:value-type="float" office:value="90.9" calcext:value-type="float">
            <text:p>90,9</text:p>
          </table:table-cell>
          <table:table-cell table:style-name="ce5" office:value-type="float" office:value="117.6" calcext:value-type="float">
            <text:p>117,6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5" office:value-type="float" office:value="0.1661" calcext:value-type="float">
            <text:p>0,166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309" calcext:value-type="float">
            <text:p>0,530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968" calcext:value-type="float">
            <text:p>0,596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573" calcext:value-type="float">
            <text:p>0,3573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8.09" calcext:value-type="float">
            <text:p>48,09</text:p>
          </table:table-cell>
          <table:table-cell table:style-name="ce5" office:value-type="float" office:value="71.65" calcext:value-type="float">
            <text:p>71,65</text:p>
          </table:table-cell>
          <table:table-cell table:style-name="ce5" office:value-type="float" office:value="95.28" calcext:value-type="float">
            <text:p>95,28</text:p>
          </table:table-cell>
          <table:table-cell table:style-name="ce5" office:value-type="float" office:value="123.3" calcext:value-type="float">
            <text:p>123,3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5" office:value-type="float" office:value="0.2237" calcext:value-type="float">
            <text:p>0,2237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521" calcext:value-type="float">
            <text:p>0,552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5891" calcext:value-type="float">
            <text:p>0,589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222" calcext:value-type="float">
            <text:p>0,3222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48.84" calcext:value-type="float">
            <text:p>48,84</text:p>
          </table:table-cell>
          <table:table-cell table:style-name="ce5" office:value-type="float" office:value="72.91" calcext:value-type="float">
            <text:p>72,91</text:p>
          </table:table-cell>
          <table:table-cell table:style-name="ce5" office:value-type="float" office:value="96.99" calcext:value-type="float">
            <text:p>96,99</text:p>
          </table:table-cell>
          <table:table-cell table:style-name="ce5" office:value-type="float" office:value="125.8" calcext:value-type="float">
            <text:p>125,8</text:p>
          </table:table-cell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table:style-name="ce5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ce5"/>
          <table:table-cell table:number-columns-repeated="7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Std Dev δ(θ)</text:p>
          </table:table-cell>
          <table:covered-table-cell table:style-name="ce6"/>
          <table:covered-table-cell table:number-columns-repeated="5"/>
          <table:table-cell table:style-name="ce5"/>
          <table:table-cell table:number-columns-repeated="3"/>
          <table:table-cell table:style-name="ce6" office:value-type="string" calcext:value-type="string" table:number-columns-spanned="4" table:number-rows-spanned="1">
            <text:p>Std Dev E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T40</text:p>
          </table:table-cell>
          <table:covered-table-cell table:style-name="ce1"/>
          <table:covered-table-cell table:number-columns-repeated="2" table:style-name="ce5"/>
          <table:covered-table-cell table:number-columns-repeated="3"/>
          <table:table-cell table:style-name="ce5"/>
          <table: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 table:style-name="ce5"/>
          <table:covered-table-cell/>
        </table:table-row>
        <table:table-row table:style-name="ro1">
          <table:table-cell/>
          <table:table-cell table:style-name="ce4" office:value-type="string" calcext:value-type="string">
            <text:p>E50</text:p>
          </table:table-cell>
          <table:table-cell table:style-name="ce4" office:value-type="string" calcext:value-type="string">
            <text:p>Eventi</text:p>
          </table:table-cell>
          <table:table-cell table:style-name="ce9" office:value-type="string" calcext:value-type="string">
            <text:p>E75</text:p>
          </table:table-cell>
          <table:table-cell table:style-name="ce9" office:value-type="string" calcext:value-type="string">
            <text:p>Eventi</text:p>
          </table:table-cell>
          <table:table-cell table:style-name="ce11" office:value-type="string" calcext:value-type="string">
            <text:p>E100</text:p>
          </table:table-cell>
          <table:table-cell table:style-name="ce11" office:value-type="string" calcext:value-type="string">
            <text:p>Eventi</text:p>
          </table:table-cell>
          <table:table-cell table:style-name="ce5" office:value-type="string" calcext:value-type="string">
            <text:p>E130</text:p>
          </table:table-cell>
          <table:table-cell table:style-name="ce5" office:value-type="string" calcext:value-type="string">
            <text:p>Eventi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9" office:value-type="string" calcext:value-type="string">
            <text:p>E75</text:p>
          </table:table-cell>
          <table:table-cell table:style-name="ce11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5" office:value-type="float" office:value="0.2669" calcext:value-type="float">
            <text:p>0,266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2813" calcext:value-type="float">
            <text:p>0,2813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2932" calcext:value-type="float">
            <text:p>0,2932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456" calcext:value-type="float">
            <text:p>0,3456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1.717" calcext:value-type="float">
            <text:p>1,717</text:p>
          </table:table-cell>
          <table:table-cell table:style-name="ce5" office:value-type="float" office:value="2.623" calcext:value-type="float">
            <text:p>2,623</text:p>
          </table:table-cell>
          <table:table-cell table:style-name="ce5" office:value-type="float" office:value="3.492" calcext:value-type="float">
            <text:p>3,492</text:p>
          </table:table-cell>
          <table:table-cell table:style-name="ce5" office:value-type="float" office:value="4.501" calcext:value-type="float">
            <text:p>4,501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5" office:value-type="float" office:value="0.2711" calcext:value-type="float">
            <text:p>0,271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2958" calcext:value-type="float">
            <text:p>0,295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269" calcext:value-type="float">
            <text:p>0,326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498" calcext:value-type="float">
            <text:p>0,3498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20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0.7832" calcext:value-type="float">
            <text:p>0,7832</text:p>
          </table:table-cell>
          <table:table-cell table:style-name="ce5" office:value-type="float" office:value="1.374" calcext:value-type="float">
            <text:p>1,37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2.148" calcext:value-type="float">
            <text:p>2,148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5" office:value-type="float" office:value="0.3038" calcext:value-type="float">
            <text:p>0,303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3022" calcext:value-type="float">
            <text:p>0,3022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421" calcext:value-type="float">
            <text:p>0,3421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0.3282" calcext:value-type="float">
            <text:p>0,3282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5" office:value-type="string" calcext:value-type="string">
            <text:p>Smeared (5x5)</text:p>
          </table:table-cell>
          <table:table-cell table:style-name="ce5" office:value-type="float" office:value="1.685" calcext:value-type="float">
            <text:p>1,685</text:p>
          </table:table-cell>
          <table:table-cell table:style-name="ce5" office:value-type="float" office:value="0.9164" calcext:value-type="float">
            <text:p>0,9164</text:p>
          </table:table-cell>
          <table:table-cell table:style-name="ce5" office:value-type="float" office:value="1.029" calcext:value-type="float">
            <text:p>1,029</text:p>
          </table:table-cell>
          <table:table-cell table:style-name="ce5" office:value-type="float" office:value="1.064" calcext:value-type="float">
            <text:p>1,06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Sigma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 table:style-name="ce5"/>
          <table:covered-table-cell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E50</text:p>
          </table:table-cell>
          <table:table-cell table:style-name="ce9" office:value-type="string" calcext:value-type="string">
            <text:p>E75</text:p>
          </table:table-cell>
          <table:table-cell table:style-name="ce11" office:value-type="string" calcext:value-type="string">
            <text:p>E100</text:p>
          </table:table-cell>
          <table:table-cell table:style-name="ce5" office:value-type="string" calcext:value-type="string">
            <text:p>E13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8" table:formula="of:=[.B18]/SQRT([.C18])" office:value-type="float" office:value="0.0084401190749894" calcext:value-type="float">
            <text:p>0,00844</text:p>
          </table:table-cell>
          <table:table-cell table:style-name="ce10" table:formula="of:=[.D18]/SQRT([.E18])" office:value-type="float" office:value="0.00397818275095552" calcext:value-type="float">
            <text:p>0,00398</text:p>
          </table:table-cell>
          <table:table-cell table:style-name="ce10" table:formula="of:=[.F18]/SQRT([.G18])" office:value-type="float" office:value="0.00414647416487792" calcext:value-type="float">
            <text:p>0,00415</text:p>
          </table:table-cell>
          <table:table-cell table:style-name="ce10" table:formula="of:=[.H18]/SQRT([.I18])" office:value-type="float" office:value="0.00488752207156142" calcext:value-type="float">
            <text:p>0,00489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8" table:formula="of:=[.B19]/SQRT([.C19])" office:value-type="float" office:value="0.00857293473671648" calcext:value-type="float">
            <text:p>0,00857</text:p>
          </table:table-cell>
          <table:table-cell table:style-name="ce10" table:formula="of:=[.D19]/SQRT([.E19])" office:value-type="float" office:value="0.00935401731877807" calcext:value-type="float">
            <text:p>0,00935</text:p>
          </table:table-cell>
          <table:table-cell table:style-name="ce10" table:formula="of:=[.F19]/SQRT([.G19])" office:value-type="float" office:value="0.0103374856710904" calcext:value-type="float">
            <text:p>0,01034</text:p>
          </table:table-cell>
          <table:table-cell table:style-name="ce10" table:formula="of:=[.H19]/SQRT([.I19])" office:value-type="float" office:value="0.011061647255269" calcext:value-type="float">
            <text:p>0,0110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8" table:formula="of:=[.B20]/SQRT([.C20])" office:value-type="float" office:value="0.00960699953159154" calcext:value-type="float">
            <text:p>0,00961</text:p>
          </table:table-cell>
          <table:table-cell table:style-name="ce10" table:formula="of:=[.D20]/SQRT([.E20])" office:value-type="float" office:value="0.00427375338549149" calcext:value-type="float">
            <text:p>0,00427</text:p>
          </table:table-cell>
          <table:table-cell table:style-name="ce10" table:formula="of:=[.F20]/SQRT([.G20])" office:value-type="float" office:value="0.00483802459687836" calcext:value-type="float">
            <text:p>0,00484</text:p>
          </table:table-cell>
          <table:table-cell table:style-name="ce10" table:formula="of:=[.H20]/SQRT([.I20])" office:value-type="float" office:value="0.0046414489117085" calcext:value-type="float">
            <text:p>0,004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18:22:41.6322615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07:37.950429292</meta:creation-date>
    <dc:date>2020-02-17T18:46:47.716925430</dc:date>
    <meta:editing-duration>PT37M17S</meta:editing-duration>
    <meta:editing-cycles>6</meta:editing-cycles>
    <meta:generator>LibreOffice/5.1.6.2$Linux_X86_64 LibreOffice_project/10m0$Build-2</meta:generator>
    <meta:document-statistic meta:table-count="1" meta:cell-count="143" meta:object-count="0"/>
  </office:meta>
</office:document-meta>
</file>